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634a0" style:language-complex="ar" style:country-complex="SA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997c2" officeooo:paragraph-rsid="000997c2" style:language-complex="ar" style:country-complex="SA"/>
    </style:style>
    <style:style style:name="P7" style:family="paragraph" style:parent-style-name="Table_20_Contents"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9" style:family="paragraph" style:parent-style-name="Table_20_Contents">
      <style:paragraph-properties fo:text-align="start" style:justify-single-word="false"/>
      <style:text-properties fo:language="cs" fo:country="CZ" officeooo:paragraph-rsid="000e1fcf" style:language-complex="ar" style:country-complex="SA"/>
    </style:style>
    <style:style style:name="P10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style:language-complex="ar" style:country-complex="SA"/>
    </style:style>
    <style:style style:name="P11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2" style:family="paragraph" style:parent-style-name="Table_20_Contents">
      <style:text-properties fo:language="cs" fo:country="CZ" officeooo:paragraph-rsid="000634a0" style:language-complex="ar" style:country-complex="SA"/>
    </style:style>
    <style:style style:name="P13" style:family="paragraph" style:parent-style-name="Table_20_Contents">
      <style:text-properties fo:language="cs" fo:country="CZ" officeooo:rsid="000997c2" officeooo:paragraph-rsid="000997c2" style:language-complex="ar" style:country-complex="SA"/>
    </style:style>
    <style:style style:name="P14" style:family="paragraph" style:parent-style-name="Table_20_Contents">
      <style:text-properties fo:language="cs" fo:country="CZ" officeooo:paragraph-rsid="000d4a1d" style:language-complex="ar" style:country-complex="SA"/>
    </style:style>
    <style:style style:name="P15" style:family="paragraph" style:parent-style-name="Table_20_Contents">
      <style:text-properties officeooo:paragraph-rsid="000997c2"/>
    </style:style>
    <style:style style:name="P16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fo:language="cs" fo:country="CZ" officeooo:paragraph-rsid="00062bde" style:language-complex="ar" style:country-complex="SA"/>
    </style:style>
    <style:style style:name="P18" style:family="paragraph" style:parent-style-name="Table_20_Contents">
      <style:text-properties fo:language="en" fo:country="US" officeooo:rsid="000e1fcf" style:language-complex="ar" style:country-complex="SA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officeooo:rsid="000634a0"/>
    </style:style>
    <style:style style:name="T6" style:family="text">
      <style:text-properties officeooo:rsid="000997c2"/>
    </style:style>
    <style:style style:name="T7" style:family="text">
      <style:text-properties fo:color="#000000"/>
    </style:style>
    <style:style style:name="T8" style:family="text">
      <style:text-properties fo:background-color="#ffffff" loext:char-shading-value="0"/>
    </style:style>
    <style:style style:name="T9" style:family="text">
      <style:text-properties fo:language="en" fo:country="US" officeooo:rsid="000997c2"/>
    </style:style>
    <style:style style:name="T10" style:family="text">
      <style:text-properties fo:language="en" fo:country="US" officeooo:rsid="000997c2" fo:background-color="#ffffff" loext:char-shading-value="0"/>
    </style:style>
    <style:style style:name="T11" style:family="text">
      <style:text-properties officeooo:rsid="000d4a1d"/>
    </style:style>
    <style:style style:name="T12" style:family="text">
      <style:text-properties officeooo:rsid="000e1b1b"/>
    </style:style>
    <style:style style:name="T13" style:family="text">
      <style:text-properties officeooo:rsid="000e1fc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p. zn. <text:span text:style-name="T3">RP #3907</text:span></text:p>
      <text:p text:style-name="P16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2">Zadavatel</text:span>:</text:p>
          </table:table-cell>
          <table:table-cell table:style-name="Tabulka1.A1" office:value-type="string">
            <text:p text:style-name="P8"><text:span text:style-name="T2">Česká pirátská strana, </text:span>organizační složka: <text:span text:style-name="T13">Republikové předsednictvo</text:span></text:p>
            <text:p text:style-name="P9">zastoupena: <text:span text:style-name="T3">Jakubem Michálkem</text:span>, <text:span text:style-name="T13">místopředsedou</text:span><text:tab/></text:p>
            <text:p text:style-name="P9">e-mail: <text:span text:style-name="T9">jakub.michalek@pirati.cz</text:span></text:p>
            <text:p text:style-name="P8">kontakt: <text:span text:style-name="T6">Ivo Vašíček</text:span>, e-mail: <text:span text:style-name="T6">ivo.vasicek</text:span><text:span text:style-name="T9">@pirati.cz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Dodavatel</text:span>:</text:p>
          </table:table-cell>
          <table:table-cell table:style-name="Tabulka1.A1" office:value-type="string">
            <text:p text:style-name="P7">Jméno: <text:span text:style-name="T6">Ing. Lukáš Černohorský</text:span></text:p>
            <text:p text:style-name="P10"><text:span text:style-name="T7">■</text:span> <text:s/>není podnikatel, ročník: <text:span text:style-name="T6">1984</text:span> město bydliště:<text:span text:style-name="T6"> Slezská Ostrava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Zadané úkoly</text:span>:</text:p>
          </table:table-cell>
          <table:table-cell table:style-name="Tabulka1.A1" office:value-type="string">
            <text:p text:style-name="P13">Pověřený vedoucí finančního odboru</text:p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Časová náročnost</text:span>:</text:p>
          </table:table-cell>
          <table:table-cell table:style-name="Tabulka1.A1" office:value-type="string">
            <text:p text:style-name="P12">Odhad: <text:span text:style-name="T10">32</text:span> h (slovy: <text:span text:style-name="T11">třicet dva hodin</text:span>) <text:span text:style-name="T5">měsíčně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Smluvní typ</text:span>:</text:p>
          </table:table-cell>
          <table:table-cell table:style-name="Tabulka1.A1" office:value-type="string">
            <text:p text:style-name="P15"><text:span text:style-name="T7">■</text:span> <text:span text:style-name="T6">smlouva o výkonu funkce</text:span><text:span text:style-name="T4"> 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Odměna</text:span>:</text:p>
          </table:table-cell>
          <table:table-cell table:style-name="Tabulka1.A1" office:value-type="string">
            <text:p text:style-name="P18">1500Kč + 100Kč/hod. </text:p>
            <text:p text:style-name="P7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Termín provedení</text:span>:</text:p>
          </table:table-cell>
          <table:table-cell table:style-name="Tabulka1.A1" office:value-type="string">
            <text:p text:style-name="P14"><text:span text:style-name="T7">■</text:span> <text:span text:style-name="T13">n</text:span><text:span text:style-name="T8">a dobu neurčitou</text:span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...................... <text:s/>dne …............................</text:p>
      <text:p text:style-name="P4">Za zadavatele: </text:p>
      <text:p text:style-name="P5"><text:span text:style-name="T6">Mgr. et Mgr. </text:span>Jakub Michálek, 3. místopředseda strany</text:p>
      <text:p text:style-name="P4">…....................................................<text:tab/></text:p>
      <text:p text:style-name="P4">Za dodavatele: </text:p>
      <text:p text:style-name="P6">Ing. Lukáš Černohorský</text:p>
      <text:p text:style-name="P4">…..................................................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9</meta:editing-cycles>
    <meta:print-date>2016-06-14T18:51:00</meta:print-date>
    <meta:creation-date>2016-10-19T16:22:00</meta:creation-date>
    <dc:date>2016-10-31T16:24:20.187827365</dc:date>
    <dc:language>cs-CZ</dc:language>
    <meta:editing-duration>PT12M1S</meta:editing-duration>
    <meta:generator>LibreOffice/5.0.6.2$Linux_X86_64 LibreOffice_project/00$Build-2</meta:generator>
    <meta:document-statistic meta:table-count="1" meta:image-count="1" meta:object-count="0" meta:page-count="1" meta:paragraph-count="34" meta:word-count="171" meta:character-count="1385" meta:non-whitespace-character-count="1238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